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338cm"/>
    </style:style>
    <style:style style:name="co5" style:family="table-column">
      <style:table-column-properties fo:break-before="auto" style:column-width="6.856cm"/>
    </style:style>
    <style:style style:name="co6" style:family="table-column">
      <style:table-column-properties fo:break-before="auto" style:column-width="7.11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4cm" fo:break-before="auto" style:use-optimal-row-height="false"/>
    </style:style>
    <style:style style:name="ro4" style:family="table-row">
      <style:table-row-properties style:row-height="0.995cm" fo:break-before="auto" style:use-optimal-row-height="fals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258cm" fo:break-before="auto" style:use-optimal-row-height="false"/>
    </style:style>
    <style:style style:name="ro7" style:family="table-row">
      <style:table-row-properties style:row-height="1.416cm" fo:break-before="auto" style:use-optimal-row-height="false"/>
    </style:style>
    <style:style style:name="ro8" style:family="table-row">
      <style:table-row-properties style:row-height="2.6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6" style:family="table-cell" style:parent-style-name="Default">
      <style:table-cell-properties style:rotation-angle="90"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ackground-color="#e6e6e6" style:text-align-source="fix" style:repeat-content="false" style:rotation-angle="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e6e6e6" style:text-align-source="fix" style:repeat-content="false" style:rotation-angle="0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e6e6e6" fo:wrap-option="wrap" style:vertical-align="middle"/>
    </style:style>
    <style:style style:name="ce24" style:family="table-cell" style:parent-style-name="Default">
      <style:table-cell-properties fo:background-color="transparent" fo:wrap-option="wrap" style:vertical-align="middle"/>
    </style:style>
    <style:style style:name="ce25" style:family="table-cell" style:parent-style-name="Default">
      <style:table-cell-properties fo:background-color="#e6e6e6" style:vertical-align="middl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transparent" fo:wrap-option="wrap" style:vertical-align="middle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transparent" style:vertical-align="middle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wrap-option="wrap" style:vertical-align="middle"/>
      <style:text-properties fo:font-style="normal" style:font-style-asian="normal" style:font-style-complex="normal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5.20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5.88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6 @ 26-03-2015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Mesa de Testes – Módulo CGH [CGH]</text:p>
          </table:table-cell>
          <table:covered-table-cell table:style-name="ce2"/>
          <table:covered-table-cell/>
          <table:covered-table-cell table:style-name="ce12"/>
          <table:table-cell table:number-columns-repeated="1020"/>
        </table:table-row>
        <table:table-row table:style-name="ro2">
          <table:table-cell table:style-name="ce2" table:number-columns-repeated="2"/>
          <table:table-cell/>
          <table:table-cell table:style-name="ce12"/>
          <table:table-cell table:number-columns-repeated="1020"/>
        </table:table-row>
        <table:table-row table:style-name="ro3">
          <table:table-cell table:style-name="ce3" office:value-type="string" table:number-columns-spanned="4" table:number-rows-spanned="1">
            <text:p>(Entre colchetes, o código do item.)</text:p>
          </table:table-cell>
          <table:covered-table-cell table:style-name="ce2"/>
          <table:covered-table-cell/>
          <table:covered-table-cell table:style-name="ce1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4" office:value-type="string">
            <office:annotation draw:style-name="gr1" draw:text-style-name="P1" svg:width="8.806cm" svg:height="2.201cm" svg:x="10.441cm" svg:y="0.916cm" draw:caption-point-x="-1.472cm" draw:caption-point-y="1.369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20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11" office:value-type="string">
            <text:p>O</text:p>
          </table:table-cell>
          <table:table-cell table:style-name="ce15" office:value-type="string">
            <text:p>Para as estatísticas de uso, a turma selecionada será registrada no atributo “Complemento”.</text:p>
          </table:table-cell>
          <table:table-cell table:style-name="ce9" table:number-columns-repeated="1020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PLAN-GERAL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11" office:value-type="string">
            <text:p>O</text:p>
          </table:table-cell>
          <table:table-cell table:style-name="ce15"/>
          <table:table-cell table:style-name="ce9"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7" office:value-type="string" table:number-columns-spanned="4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definidos em código.</text:span>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6+ @ 08-04-2015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Mesa de Testes – Módulo CGH [CGH]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style-name="ce2" table:number-columns-repeated="3"/>
          <table:table-cell/>
          <table:table-cell table:style-name="ce12"/>
          <table:table-cell table:number-columns-repeated="1019"/>
        </table:table-row>
        <table:table-row table:style-name="ro3">
          <table:table-cell table:style-name="ce3" office:value-type="string" table:number-columns-spanned="5" table:number-rows-spanned="1">
            <text:p>(Entre colchetes, o código do item.)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8" office:value-type="string">
            <text:p>Códigos de Erro</text:p>
          </table:table-cell>
          <table:table-cell table:style-name="ce4" office:value-type="string"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19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9" office:value-type="string">
            <text:p>[ERRO-BD-LE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9" office:value-type="string">
            <text:p>[ERRO-BD-ATUALIZ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9" office:value-type="string">
            <text:p>[ERRO-GRADE-HOR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9" office:value-type="string">
            <text:p>[ERRO-GRADE-HOR-TRANS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9" office:value-type="string">
            <text:p>[ERRO-PDF-GERAR-TODOS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9" office:value-type="string">
            <text:p>[ERRO-SOBR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9" office:value-type="string">
            <text:p>[ERRO-SAI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9" office:value-type="string">
            <text:p>[ERRO-TURMA-SEL]</text:p>
          </table:table-cell>
          <table:table-cell table:style-name="ce20" office:value-type="string">
            <text:p>O</text:p>
          </table:table-cell>
          <table:table-cell table:style-name="ce15" office:value-type="string">
            <text:p>Para as estatísticas de uso, a turma selecionada será registrada no atributo “Complemento”.</text:p>
          </table:table-cell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9" office:value-type="string">
            <text:p>[ERRO-AULA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9" office:value-type="string">
            <text:p>[ERRO-BD-ATUALIZAR-PLAN-GRAD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9" office:value-type="string">
            <text:p>[ERRO-TURMA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9" office:value-type="string">
            <text:p>[ERRO-COR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9" office:value-type="string">
            <text:p>[ERRO-PDF-GERAR-UNICO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IR-PARA-PLAN-GERAL]</text:p>
          </table:table-cell>
          <table:table-cell table:style-name="ce9" office:value-type="string">
            <text:p>[ERRO-IR-PARA-PLAN-GERA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9" office:value-type="string">
            <text:p>[ERRO-FECH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9" office:value-type="string">
            <text:p>[ERRO-AULA-DE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9" office:value-type="string">
            <text:p>[ERRO-AULA-PROP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16" office:value-type="string">
            <text:p>-----</text:p>
          </table:table-cell>
          <table:table-cell table:style-name="ce18" office:value-type="string">
            <text:p>Autenticação</text:p>
            <text:p>[AUTENT]</text:p>
          </table:table-cell>
          <table:table-cell table:style-name="ce18" office:value-type="string">
            <text:p>[ERRO-AUTENT]</text:p>
          </table:table-cell>
          <table:table-cell table:style-name="ce21" office:value-type="string">
            <text:p>O*</text:p>
          </table:table-cell>
          <table:table-cell table:style-name="ce23" office:value-type="string">
            <text:p>Rever aberturas e fechamentos das conexões: abrir a conexão uma única vez?</text:p>
          </table:table-cell>
          <table:table-cell table:style-name="ce25" table:number-columns-repeated="1019"/>
        </table:table-row>
        <table:table-row table:style-name="ro4">
          <table:table-cell table:style-name="ce17" office:value-type="string">
            <text:p>-----</text:p>
          </table:table-cell>
          <table:table-cell table:style-name="ce19" office:value-type="string">
            <text:p>Reconexão do SQL Server</text:p>
            <text:p>[SQL-SERVER-RECON]</text:p>
          </table:table-cell>
          <table:table-cell table:style-name="ce19" office:value-type="string">
            <text:p>[ERRO-SQL-SERVER-RECON]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6"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7" office:value-type="string" table:number-columns-spanned="5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definidos em código.</text:span></text:p>
            <text:p><text:span text:style-name="T2"><text:s text:c="3"/></text:span><text:span text:style-name="T2">* Códigos de erro ainda não implementados.</text:span>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7 @ 27-04-2015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Mesa de Testes – Módulo CGH [CGH]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style-name="ce2" table:number-columns-repeated="3"/>
          <table:table-cell/>
          <table:table-cell table:style-name="ce12"/>
          <table:table-cell table:number-columns-repeated="1019"/>
        </table:table-row>
        <table:table-row table:style-name="ro3">
          <table:table-cell table:style-name="ce3" office:value-type="string" table:number-columns-spanned="5" table:number-rows-spanned="1">
            <text:p>(Entre colchetes, o código do item.)</text:p>
          </table:table-cell>
          <table:covered-table-cell table:number-columns-repeated="2" table:style-name="ce2"/>
          <table:covered-table-cell/>
          <table:covered-table-cell table:style-name="ce1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8" office:value-type="string">
            <text:p>Códigos de Erro</text:p>
          </table:table-cell>
          <table:table-cell table:style-name="ce4" office:value-type="string">
            <text:p>Operação</text:p>
          </table:table-cell>
          <table:table-cell table:style-name="ce14" office:value-type="string">
            <text:p>Observações</text:p>
          </table:table-cell>
          <table:table-cell table:style-name="ce8" table:number-columns-repeated="1019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9" office:value-type="string">
            <text:p>[ERRO-BD-LE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9" office:value-type="string">
            <text:p>[ERRO-BD-ATUALIZ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9" office:value-type="string">
            <text:p>[ERRO-GRADE-HOR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9" office:value-type="string">
            <text:p>[ERRO-GRADE-HOR-TRANS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9" office:value-type="string">
            <text:p>[ERRO-PDF-GERAR-TODOS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9" office:value-type="string">
            <text:p>[ERRO-SOBR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9" office:value-type="string">
            <text:p>[ERRO-SAI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9" office:value-type="string">
            <text:p>[ERRO-TURMA-SE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7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9" office:value-type="string">
            <text:p>[ERRO-AULA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9" office:value-type="string">
            <text:p>[ERRO-BD-ATUALIZAR-PLAN-GRAD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Turma</text:p>
            <text:p>[TURMA-EDIT]</text:p>
          </table:table-cell>
          <table:table-cell table:style-name="ce9" office:value-type="string">
            <text:p>[ERRO-TURMA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9" office:value-type="string">
            <text:p>[ERRO-COR-EDIT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9" office:value-type="string">
            <text:p>[ERRO-PDF-GERAR-UNICO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IR-PARA-PLAN-GERAL]</text:p>
          </table:table-cell>
          <table:table-cell table:style-name="ce9" office:value-type="string">
            <text:p>[ERRO-IR-PARA-PLAN-GERA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9" office:value-type="string">
            <text:p>[ERRO-FECH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table-cell table:style-name="ce9" office:value-type="string">
            <text:p>Definir Aula</text:p>
            <text:p>[AULA-DEF]</text:p>
          </table:table-cell>
          <table:table-cell table:style-name="ce9" office:value-type="string">
            <text:p>[ERRO-AULA-DE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9" office:value-type="string">
            <text:p>[ERRO-AULA-PROP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9"/>
        </table:table-row>
        <table:table-row table:style-name="ro4">
          <table:table-cell table:style-name="ce27" office:value-type="string">
            <text:p>-----</text:p>
          </table:table-cell>
          <table:table-cell table:style-name="ce28" office:value-type="string">
            <text:p>Autenticação</text:p>
            <text:p>[AUTENT]</text:p>
          </table:table-cell>
          <table:table-cell table:style-name="ce28" office:value-type="string">
            <text:p>[ERRO-AUTENT]</text:p>
          </table:table-cell>
          <table:table-cell table:style-name="ce22" office:value-type="string">
            <text:p>O</text:p>
          </table:table-cell>
          <table:table-cell table:style-name="ce29" office:value-type="string">
            <text:p>A conexão com o SQL Server agora é realizada apenas uma vez.</text:p>
          </table:table-cell>
          <table:table-cell table:style-name="ce30" table:number-columns-repeated="1019"/>
        </table:table-row>
        <table:table-row table:style-name="ro4">
          <table:table-cell table:style-name="ce17" office:value-type="string">
            <text:p>-----</text:p>
          </table:table-cell>
          <table:table-cell table:style-name="ce19" office:value-type="string">
            <text:p>Reconexão do SQL Server</text:p>
            <text:p>[SQL-SERVER-RECON]</text:p>
          </table:table-cell>
          <table:table-cell table:style-name="ce19" office:value-type="string">
            <text:p>[ERRO-SQL-SERVER-RECON]</text:p>
          </table:table-cell>
          <table:table-cell table:style-name="ce22" office:value-type="string">
            <text:p>O</text:p>
          </table:table-cell>
          <table:table-cell table:style-name="ce24"/>
          <table:table-cell table:style-name="ce26"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7" office:value-type="string" table:number-columns-spanned="5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obtidos do Saori.</text:span></text:p>
            <text:p><text:span text:style-name="T2"><text:s text:c="3"/></text:span><text:span text:style-name="T2">* Códigos de erro ainda não implementados.</text:span></text:p>
          </table:table-cell>
          <table:covered-table-cell table:number-columns-repeated="4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9 @ 02-07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ce10"/>
        <table:table-column table:style-name="co4" table:default-cell-style-name="ce13"/>
        <table:table-column table:style-name="co3" table:number-columns-repeated="1018" table:default-cell-style-name="Default"/>
        <table:table-row table:style-name="ro1">
          <table:table-cell table:style-name="ce1" office:value-type="string" table:number-columns-spanned="6" table:number-rows-spanned="1">
            <text:p>Mesa de Testes – Módulo CGH [CGH]</text:p>
          </table:table-cell>
          <table:covered-table-cell table:number-columns-repeated="3" table:style-name="ce2"/>
          <table:covered-table-cell/>
          <table:covered-table-cell table:style-name="ce12"/>
          <table:table-cell table:number-columns-repeated="1018"/>
        </table:table-row>
        <table:table-row table:style-name="ro2">
          <table:table-cell table:style-name="ce2" table:number-columns-repeated="4"/>
          <table:table-cell/>
          <table:table-cell table:style-name="ce12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(Entre colchetes, o código do item.)</text:p>
          </table:table-cell>
          <table:covered-table-cell table:number-columns-repeated="3" table:style-name="ce2"/>
          <table:covered-table-cell/>
          <table:covered-table-cell table:style-name="ce1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Área</text:p>
          </table:table-cell>
          <table:table-cell table:style-name="ce8" office:value-type="string">
            <text:p>Função</text:p>
          </table:table-cell>
          <table:table-cell table:style-name="ce8" office:value-type="string">
            <text:p>Sub-Função</text:p>
          </table:table-cell>
          <table:table-cell table:style-name="ce8" office:value-type="string">
            <text:p>Códigos de Erro</text:p>
          </table:table-cell>
          <table:table-cell table:style-name="ce4" office:value-type="string">
            <office:annotation draw:style-name="gr3" draw:text-style-name="P1" svg:width="8.806cm" svg:height="6.088cm" svg:x="14.905cm" svg:y="6.41cm" draw:caption-point-x="8.031cm" draw:caption-point-y="-4.125cm">
              <dc:date>2015-07-01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O+ <text:s text:c="4"/>: operante – recurso nov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D* <text:s text:c="4"/>: descontinuado, a ser removido em versão futura</text:span></text:p>
              <text:p text:style-name="P1"><text:span text:style-name="T1">D <text:s text:c="5"/>: descontinuado (e removido)</text:span></text:p>
              <text:p text:style-name="P1"><text:span text:style-name="T1">&lt;vazio&gt;: não verificado</text:span></text:p>
              <text:p text:style-name="P1"><text:span text:style-name="T1">&lt;em negrito&gt;: verificações amostrais das funções semelhantes, ou não verificado, por operar adequadamente em versão anterior e não sofrer influência das últimas alterações</text:span></text:p>
            </office:annotation>
            <text:p>Operação</text:p>
          </table:table-cell>
          <table:table-cell table:style-name="ce14" office:value-type="string">
            <text:p>Observações</text:p>
          </table:table-cell>
          <table:table-cell table:style-name="ce4"/>
          <table:table-cell table:style-name="ce8" table:number-columns-repeated="1017"/>
        </table:table-row>
        <table:table-row table:style-name="ro4">
          <table:table-cell table:style-name="ce5" office:value-type="string" table:number-columns-spanned="1" table:number-rows-spanned="8">
            <text:p>Gerenciamento</text:p>
          </table:table-cell>
          <table:table-cell table:style-name="ce9" office:value-type="string">
            <text:p>Ler Banco de Dados</text:p>
            <text:p>[BD-LER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BD-LE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Atualizar Banco de Dados</text:p>
            <text:p>[BD-ATUALIZAR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BD-ATUALIZ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Nova Grade Horária</text:p>
            <text:p>[GRADE-HOR-NOVA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GRADE-HOR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Transformar em</text:p>
            <text:p>[GRADE-HOR-TRANSF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GRADE-HOR-TRANS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Gerar PDFs</text:p>
            <text:p>[PDF-GERAR-TODOS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PDF-GERAR-TODOS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Sobre</text:p>
            <text:p>[SOBRE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SOBR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Sair</text:p>
            <text:p>[SAIR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SAI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Selecionar Turma</text:p>
            <text:p>[TURMA-SEL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TURMA-SE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table-cell table:style-name="ce5" office:value-type="string" table:number-columns-spanned="1" table:number-rows-spanned="9">
            <text:p>Planilha Grade Horária</text:p>
          </table:table-cell>
          <table:table-cell table:style-name="ce9" office:value-type="string">
            <text:p>Nova Aula</text:p>
            <text:p>[AULA-NOVA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AULA-NOVA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Atualizar BD</text:p>
            <text:p>[BD-ATUALIZAR-PLAN-GRADE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BD-ATUALIZAR-PLAN-GRADE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3" office:value-type="string" table:number-columns-spanned="1" table:number-rows-spanned="3">
            <text:p>Editar Turma</text:p>
            <text:p>[TURMA-EDIT]</text:p>
          </table:table-cell>
          <table:table-cell table:style-name="ce3" office:value-type="string">
            <text:p>Remover turma</text:p>
            <text:p>[TURMA-EDIT-REM]</text:p>
          </table:table-cell>
          <table:table-cell table:style-name="ce3" office:value-type="string">
            <text:p>[ERRO-TURMA-EDIT-REM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covered-table-cell table:style-name="ce9"/>
          <table:table-cell table:style-name="ce3" office:value-type="string">
            <text:p>Alterar divisões</text:p>
            <text:p>[TURMA-EDIT-ALTDIV]</text:p>
          </table:table-cell>
          <table:table-cell table:style-name="ce3" office:value-type="string">
            <text:p>[ERRO-TURMA-EDIT-ALTDIV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covered-table-cell table:style-name="ce9"/>
          <table:table-cell table:style-name="ce3" office:value-type="string">
            <text:p>Alterar GTL inicial</text:p>
            <text:p>[TURMA-EDIT-ALTGTLINI]</text:p>
          </table:table-cell>
          <table:table-cell table:style-name="ce3" office:value-type="string">
            <text:p>[ERRO-TURMA-EDIT-ALTGTLINI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7">
          <table:covered-table-cell table:style-name="ce6"/>
          <table:table-cell table:style-name="ce9" office:value-type="string">
            <text:p>Editar Cor</text:p>
            <text:p>[COR-EDIT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COR-EDIT]</text:p>
          </table:table-cell>
          <table:table-cell table:style-name="ce20" office:value-type="string">
            <text:p>O</text:p>
          </table:table-cell>
          <table:table-cell table:style-name="ce32" office:value-type="string">
            <text:p>Transcrever as bases de cor para tabela e permitir salvar de forma permanente as edições? (Entretanto, com possibilidade de restaurar os padrões.)</text:p>
          </table:table-cell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Gerar PDF</text:p>
            <text:p>[PDF-GERAR-UNICO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PDF-GERAR-UNICO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Planilha Geral</text:p>
            <text:p>[IR-PARA-PLAN-GERAL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IR-PARA-PLAN-GERAL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Fechar</text:p>
            <text:p>[FECHAR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FECHA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table-cell table:style-name="ce6"/>
          <table:table-cell table:style-name="ce3" office:value-type="string" table:number-columns-spanned="1" table:number-rows-spanned="4">
            <text:p>Definir Aula</text:p>
            <text:p>[AULA-DEF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AULA-DEF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table-cell table:style-name="ce6"/>
          <table:covered-table-cell table:style-name="ce9"/>
          <table:table-cell table:style-name="ce3" office:value-type="string">
            <text:p>Identificação de superposição de aula</text:p>
          </table:table-cell>
          <table:table-cell table:style-name="ce11" office:value-type="string">
            <text:p>-----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table-cell table:style-name="ce6"/>
          <table:covered-table-cell table:style-name="ce9"/>
          <table:table-cell table:style-name="ce3" office:value-type="string">
            <text:p>Identificação de superposição de professor</text:p>
          </table:table-cell>
          <table:table-cell table:style-name="ce11" office:value-type="string">
            <text:p>-----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table-cell table:style-name="ce5" office:value-type="string" table:number-columns-spanned="1" table:number-rows-spanned="2">
            <text:p>Aula</text:p>
          </table:table-cell>
          <table:covered-table-cell table:style-name="ce9"/>
          <table:table-cell table:style-name="ce3" office:value-type="string">
            <text:p>Identificação de superposição de sala</text:p>
          </table:table-cell>
          <table:table-cell table:style-name="ce11" office:value-type="string">
            <text:p>-----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covered-table-cell table:style-name="ce6"/>
          <table:table-cell table:style-name="ce9" office:value-type="string">
            <text:p>Propriedades da Aula</text:p>
            <text:p>[AULA-PROPR]</text:p>
          </table:table-cell>
          <table:table-cell table:style-name="ce11" office:value-type="string">
            <text:p>-----</text:p>
          </table:table-cell>
          <table:table-cell table:style-name="ce9" office:value-type="string">
            <text:p>[ERRO-AULA-PROPR]</text:p>
          </table:table-cell>
          <table:table-cell table:style-name="ce20" office:value-type="string">
            <text:p>O</text:p>
          </table:table-cell>
          <table:table-cell table:style-name="ce15"/>
          <table:table-cell table:style-name="ce9" table:number-columns-repeated="1018"/>
        </table:table-row>
        <table:table-row table:style-name="ro4">
          <table:table-cell table:style-name="ce27" office:value-type="string">
            <text:p>-----</text:p>
          </table:table-cell>
          <table:table-cell table:style-name="ce28" office:value-type="string">
            <text:p>Autenticação</text:p>
            <text:p>[AUTENT]</text:p>
          </table:table-cell>
          <table:table-cell table:style-name="ce11" office:value-type="string">
            <text:p>-----</text:p>
          </table:table-cell>
          <table:table-cell table:style-name="ce28" office:value-type="string">
            <text:p>[ERRO-AUTENT]</text:p>
          </table:table-cell>
          <table:table-cell table:style-name="ce22" office:value-type="string">
            <text:p>O</text:p>
          </table:table-cell>
          <table:table-cell table:style-name="ce29"/>
          <table:table-cell table:style-name="ce30" table:number-columns-repeated="1018"/>
        </table:table-row>
        <table:table-row table:style-name="ro4">
          <table:table-cell table:style-name="ce17" office:value-type="string">
            <text:p>-----</text:p>
          </table:table-cell>
          <table:table-cell table:style-name="ce19" office:value-type="string">
            <text:p>Reconexão do SQL Server</text:p>
            <text:p>[SQL-SERVER-RECON]</text:p>
          </table:table-cell>
          <table:table-cell table:style-name="ce11" office:value-type="string">
            <text:p>-----</text:p>
          </table:table-cell>
          <table:table-cell table:style-name="ce19" office:value-type="string">
            <text:p>[ERRO-SQL-SERVER-RECON]</text:p>
          </table:table-cell>
          <table:table-cell table:style-name="ce31" office:value-type="string">
            <text:p>O</text:p>
          </table:table-cell>
          <table:table-cell table:style-name="ce24"/>
          <table:table-cell table:style-name="ce26" table:number-columns-repeated="1018"/>
        </table:table-row>
        <table:table-row table:style-name="ro2">
          <table:table-cell table:number-columns-repeated="1024"/>
        </table:table-row>
        <table:table-row table:style-name="ro8">
          <table:table-cell table:style-name="ce7" office:value-type="string" table:number-columns-spanned="6" table:number-rows-spanned="1">
            <text:p>Outras Observações:</text:p>
            <text:p><text:s text:c="3"/>* Disciplinas <text:span text:style-name="T2">aponta para Saori.</text:span></text:p>
            <text:p><text:span text:style-name="T2"><text:s text:c="3"/></text:span><text:span text:style-name="T2">* </text:span><text:span text:style-name="T3">Professores</text:span><text:span text:style-name="T2"> aponta para Saori.</text:span></text:p>
            <text:p><text:span text:style-name="T2"><text:s text:c="3"/></text:span><text:span text:style-name="T2">* </text:span><text:span text:style-name="T3">Professores Fictícios </text:span><text:span text:style-name="T2">obtidos do Saori.</text:span></text:p>
            <text:p><text:span text:style-name="T2"><text:s text:c="3"/></text:span><text:span text:style-name="T2">* As disciplinas foram “re-amarradas” à periodicidade, considerando-se o “SI Especial”.</text:span></text:p>
            <text:p><text:span text:style-name="T2"><text:s text:c="3"/></text:span><text:span text:style-name="T2">* Códigos de erro ainda não implementados.</text:span>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0000-00-00T11:01:42.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50:54.98</meta:creation-date>
    <dc:date>2015-07-02T12:25:00.73</dc:date>
    <meta:editing-duration>P3DT21H19M37S</meta:editing-duration>
    <meta:editing-cycles>26</meta:editing-cycles>
    <meta:generator>LibreOffice/4.0.3.3$Windows_x86 LibreOffice_project/0eaa50a932c8f2199a615e1eb30f7ac74279539</meta:generator>
    <meta:document-statistic meta:table-count="4" meta:cell-count="294" meta:object-count="0"/>
  </office:meta>
</office:document-meta>
</file>